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Cantarell" officeooo:rsid="000524c6" officeooo:paragraph-rsid="000e4852"/>
    </style:style>
    <style:style style:name="P2" style:family="paragraph" style:parent-style-name="Standard">
      <style:text-properties style:font-name="Cantarell" officeooo:rsid="00064ec2" officeooo:paragraph-rsid="00064ec2"/>
    </style:style>
    <style:style style:name="P3" style:family="paragraph" style:parent-style-name="Standard">
      <style:text-properties style:font-name="Cantarell" officeooo:rsid="00064ec2" officeooo:paragraph-rsid="000b2068"/>
    </style:style>
    <style:style style:name="P4" style:family="paragraph" style:parent-style-name="Standard">
      <style:text-properties style:font-name="Cantarell" officeooo:rsid="0007a1d0" officeooo:paragraph-rsid="0007a1d0"/>
    </style:style>
    <style:style style:name="P5" style:family="paragraph" style:parent-style-name="Standard">
      <style:text-properties style:font-name="Cantarell" fo:font-size="14pt" fo:font-weight="bold" officeooo:paragraph-rsid="0007a1d0" style:font-size-asian="14pt" style:font-weight-asian="bold" style:font-size-complex="14pt" style:font-weight-complex="bold"/>
    </style:style>
    <style:style style:name="P6" style:family="paragraph" style:parent-style-name="Standard">
      <style:text-properties style:font-name="Cantarell" fo:font-size="14pt" fo:font-weight="bold" officeooo:rsid="00064ec2" officeooo:paragraph-rsid="00064ec2" style:font-size-asian="14pt" style:font-weight-asian="bold" style:font-size-complex="14pt" style:font-weight-complex="bold"/>
    </style:style>
    <style:style style:name="P7" style:family="paragraph" style:parent-style-name="Standard">
      <style:text-properties style:font-name="Cantarell" fo:font-size="14pt" fo:font-weight="bold" officeooo:rsid="000524c6" officeooo:paragraph-rsid="000524c6" style:font-size-asian="14pt" style:font-weight-asian="bold" style:font-size-complex="14pt" style:font-weight-complex="bold"/>
    </style:style>
    <style:style style:name="P8" style:family="paragraph" style:parent-style-name="Standard">
      <style:text-properties style:font-name="Cantarell" officeooo:rsid="000e4852" officeooo:paragraph-rsid="000e4852"/>
    </style:style>
    <style:style style:name="P9" style:family="paragraph" style:parent-style-name="Text_20_body" style:list-style-name="L1">
      <style:paragraph-properties fo:margin-top="0in" fo:margin-bottom="0in" style:contextual-spacing="false" fo:line-height="138%" style:writing-mode="lr-tb"/>
      <style:text-properties style:font-name="Cantarell"/>
    </style:style>
    <style:style style:name="P10" style:family="paragraph" style:parent-style-name="Text_20_body" style:list-style-name="L1">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Cantarell" fo:font-size="11pt" fo:font-style="normal" style:text-underline-style="none" fo:font-weight="normal" style:text-blinking="false" fo:background-color="transparent"/>
    </style:style>
    <style:style style:name="T1" style:family="text">
      <style:text-properties officeooo:rsid="0007a1d0"/>
    </style:style>
    <style:style style:name="T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ize="11pt" fo:font-style="normal" style:text-underline-style="none" fo:font-weight="normal" officeooo:rsid="0007a1d0" style:text-blinking="false" fo:background-color="transparent" loext:char-shading-value="0"/>
    </style:style>
    <style:style style:name="T4" style:family="text">
      <style:text-properties officeooo:rsid="00096423"/>
    </style:style>
    <style:style style:name="T5" style:family="text">
      <style:text-properties officeooo:rsid="000b2068"/>
    </style:style>
    <style:style style:name="T6" style:family="text">
      <style:text-properties officeooo:rsid="000b6219"/>
    </style:style>
    <style:style style:name="T7" style:family="text">
      <style:text-properties officeooo:rsid="000b7971"/>
    </style:style>
    <style:style style:name="T8" style:family="text">
      <style:text-properties officeooo:rsid="000d0225"/>
    </style:style>
    <style:style style:name="T9" style:family="text">
      <style:text-properties officeooo:rsid="000e4852"/>
    </style:style>
    <style:style style:name="T10" style:family="text">
      <style:text-properties officeooo:rsid="000f0aa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cenario:</text:p>
      <text:p text:style-name="P1"><text:tab/><text:span text:style-name="T7">Jack is a senior and currently being interviewed by Code Corp Inc. for a job he is interested in after he graduates. The interviewer is interested in seeing some of Jack’s personal experience </text:span><text:span text:style-name="T9">and asks to see what all Jack has created. Jack shares his school and personal GitHub accounts with the interviewer, and then describes a list of other personal projects, bots, web apps, and other projects he has done. They both feel that they wish there could be an easier way to organize all of this and share it with companies.</text:span></text:p>
      <text:p text:style-name="P1"/>
      <text:p text:style-name="P1"><text:span text:style-name="T9"><text:tab/>Apoorva is interested in going to the upcoming career fair but has a very busy schedule. <text:s/>She remembers seeing it posted somewhere but didn’t remember exactly when it was going to be. Apoorva believes that it is on the upcoming Saturday; however, she stays up late studying for a test she has next week and forgets to set an alarm to wake her up in time for the job fair. She wishes that there was some easier way to view and schedule events directly in her field. </text:span></text:p>
      <text:p text:style-name="P1"/>
      <text:p text:style-name="P8"><text:tab/>Ezra just left an interview feeling unhappy with the way that the meeting had progressed. He created a resume using different information he had found on the Web. To the best of his knowledge, this resume was adequate; however, <text:span text:style-name="T10">he could tell that the second the interviewer looked at his resume he was not impressed. He wished there was a better way to get resume help specific to the field he wants to go into, as most of the information that he found online was unfortunately tailored to a different field or overly generic.</text:span></text:p>
      <text:p text:style-name="P2"/>
      <text:p text:style-name="P6">User S<text:span text:style-name="T4">tory</text:span>:</text:p>
      <text:p text:style-name="P3"><text:tab/><text:span text:style-name="T5">Johnathan is a junior in UNCC’s computer science program, concentrating in software engineering. He is beginning to want to prepare more seriously for a career after he graduates and has heard a lot of of peers use a particular web app with features that can help him prepare for this goal. Visiting its web page he sees that he can easily connect using his UNCC account and begins to look around the platform. After a few hours, he has imported his code </text:span><text:span text:style-name="T6">projects from his GitHub account into his</text:span><text:span text:style-name="T5"> portfolio, </text:span><text:span text:style-name="T6">set up his resume using the template available in the app, and began to look around at job listings in the area. He has set up an interview next week and is now feeling much more confident in his post-graduation plans.</text:span></text:p>
      <text:p text:style-name="P3"/>
      <text:p text:style-name="P3"><text:tab/><text:span text:style-name="T6">Jane is a senior and has already been looking at post graduate career choices and has even attended several job fairs. She signed up for an application that she had heard of through her friends in the program and has already used it to consolidate her skills into a resume. </text:span><text:span text:style-name="T7">After scheduling a job interview, the interviewer was interested in seeing Jane’s code project portfolio, but as she didn’t have it consolidated, she was unable to easily provide that to the interviewer. When she got home, she began to import her GitHub projects into the apps portfolio while also adding other projects she had done that were not on GitHub. Now, she feels much more confident that she will be able to provide a concise and consolidated project portfolio at her next interview thanks to the organization that the app has give her.</text:span></text:p>
      <text:p text:style-name="P3"/>
      <text:p text:style-name="P3"><text:tab/><text:span text:style-name="T7">Adam is a sophomore studying data science and wants to begin to connecting with employers and networking early. While signing up for the spring semester, he is talking about his interest with his advisor and she informs him of a web app that could assist </text:span><text:span text:style-name="T8">him in finding out about local job fairs and career events. She tells him its free and can be set up with his </text:span><text:soft-page-break/><text:span text:style-name="T8">NinerNet account. After their meeting he begins working on setting it up and starts looking at upcoming events in the area. He sees that the next career fair is next weekend and goes ahead and automatically saves it to his phone’s calendar so he can be sure to go and begin networking with potential future employers and others in the industry.</text:span></text:p>
      <text:p text:style-name="P3"/>
      <text:p text:style-name="P5"><text:span text:style-name="T1">Feature List:</text:span></text:p>
      <text:list xml:id="list3059102409" text:style-name="L1">
        <text:list-item>
          <text:p text:style-name="P10">A document containing tips for interviews and building resumes.</text:p>
        </text:list-item>
        <text:list-item>
          <text:p text:style-name="P10">A portfolio containing all CCI projects and activities students have completed.</text:p>
        </text:list-item>
        <text:list-item>
          <text:p text:style-name="P10">Resume template (Containing the basic structure of a resume with the option to add more field if needed)</text:p>
        </text:list-item>
        <text:list-item>
          <text:p text:style-name="P10">A portal for staying connected with faculty or advisors</text:p>
        </text:list-item>
        <text:list-item>
          <text:p text:style-name="P10">Gains access to articles written by hiring managers on what they look for in resumes</text:p>
        </text:list-item>
        <text:list-item>
          <text:p text:style-name="P9"><text:span text:style-name="T2">iCalendar or Android calendar integration to help track local career fairs</text:span></text:p>
        </text:list-item>
        <text:list-item>
          <text:p text:style-name="P9"><text:span text:style-name="T2">Ability to connect user to their Charlotte ninernet account</text:span></text:p>
        </text:list-item>
        <text:list-item>
          <text:p text:style-name="P9"><text:span text:style-name="T3">I</text:span><text:span text:style-name="T2">ntegrate with LinkedIn or Monster to show local job listings </text:span></text:p>
        </text:list-item>
        <text:list-item>
          <text:p text:style-name="P9"><text:span text:style-name="T2">Example resume and cover letters</text:span></text:p>
        </text:list-item>
        <text:list-item>
          <text:p text:style-name="P9"><text:span text:style-name="T2">Tool to import GitHub project list into portfolio</text:span></text:p>
        </text:list-item>
        <text:list-item>
          <text:p text:style-name="P9"><text:span text:style-name="T2">Skills-to-strengthen guide based on career path desired</text:span></text:p>
        </text:list-item>
        <text:list-item>
          <text:p text:style-name="P9"><text:span text:style-name="T2">A way to read career path reviews from people who are already employed</text:span></text:p>
        </text:list-item>
      </text:list>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9T16:04:42.071744151</meta:creation-date>
    <dc:date>2021-09-19T17:47:07.411246638</dc:date>
    <meta:editing-duration>PT49M24S</meta:editing-duration>
    <meta:editing-cycles>5</meta:editing-cycles>
    <meta:generator>LibreOffice/7.1.4.2$Linux_X86_64 LibreOffice_project/10$Build-2</meta:generator>
    <meta:document-statistic meta:table-count="0" meta:image-count="0" meta:object-count="0" meta:page-count="2" meta:paragraph-count="21" meta:word-count="819" meta:character-count="4605" meta:non-whitespace-character-count="3810"/>
  </office:meta>
</office:document-meta>
</file>